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Word Value</text:p>
          </table:table-cell>
          <table:table-cell office:value-type="string" calcext:value-type="string">
            <text:p>Word ID</text:p>
          </table:table-cell>
        </table:table-row>
        <table:table-row table:style-name="ro1">
          <table:table-cell office:value-type="string" calcext:value-type="string">
            <text:p>1920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2]+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76,</text:p>
          </table:table-cell>
          <table:table-cell table:formula="of:=[.B10]+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bigail</text:p>
          </table:table-cell>
          <table:table-cell table:formula="of:=[.B11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dams</text:p>
          </table:table-cell>
          <table:table-cell table:formula="of:=[.B12]+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arned</text:p>
          </table:table-cell>
          <table:table-cell table:formula="of:=[.B13]+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14]+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ounding</text:p>
          </table:table-cell>
          <table:table-cell table:formula="of:=[.B15]+1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athers</text:p>
          </table:table-cell>
          <table:table-cell table:formula="of:=[.B16]+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eeded</text:p>
          </table:table-cell>
          <table:table-cell table:formula="of:=[.B17]+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18]+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table:formula="of:=[.B19]+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emember</text:p>
          </table:table-cell>
          <table:table-cell table:formula="of:=[.B20]+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21]+1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adies.”</text:p>
          </table:table-cell>
          <table:table-cell table:formula="of:=[.B22]+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r,</text:p>
          </table:table-cell>
          <table:table-cell table:formula="of:=[.B23]+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table:formula="of:=[.B24]+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warned,</text:p>
          </table:table-cell>
          <table:table-cell table:formula="of:=[.B25]+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“we</text:p>
          </table:table-cell>
          <table:table-cell table:formula="of:=[.B26]+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formula="of:=[.B27]+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etermined</text:p>
          </table:table-cell>
          <table:table-cell table:formula="of:=[.B28]+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29]+1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orment</text:p>
          </table:table-cell>
          <table:table-cell table:formula="of:=[.B30]+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31]+1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ebellion.</text:p>
          </table:table-cell>
          <table:table-cell table:formula="of:=[.B32]+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table:formula="of:=[.B33]+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formula="of:=[.B34]+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formula="of:=[.B35]+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table:formula="of:=[.B36]+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ourselves</text:p>
          </table:table-cell>
          <table:table-cell table:formula="of:=[.B37]+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 table:formula="of:=[.B38]+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39]+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table:formula="of:=[.B40]+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table:formula="of:=[.B41]+1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42]+1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formula="of:=[.B43]+1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table:formula="of:=[.B44]+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formula="of:=[.B45]+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formula="of:=[.B48]+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epresentation.”</text:p>
          </table:table-cell>
          <table:table-cell table:formula="of:=[.B49]+1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ummer,</text:p>
          </table:table-cell>
          <table:table-cell table:formula="of:=[.B51]+1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2]+1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[.B53]+1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54]+1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ndependence</text:p>
          </table:table-cell>
          <table:table-cell table:formula="of:=[.B55]+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56]+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assed.</text:p>
          </table:table-cell>
          <table:table-cell table:formula="of:=[.B57]+1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58]+1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table:formula="of:=[.B59]+1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60]+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table:formula="of:=[.B61]+1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formula="of:=[.B62]+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reated</text:p>
          </table:table-cell>
          <table:table-cell table:formula="of:=[.B63]+1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qual.</text:p>
          </table:table-cell>
          <table:table-cell table:formula="of:=[.B64]+1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table:formula="of:=[.B65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66]+1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id</text:p>
          </table:table-cell>
          <table:table-cell table:formula="of:=[.B67]+1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formula="of:=[.B68]+1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table:formula="of:=[.B69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ything</text:p>
          </table:table-cell>
          <table:table-cell table:formula="of:=[.B70]+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table:formula="of:=[.B71]+1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omen’s</text:p>
          </table:table-cell>
          <table:table-cell table:formula="of:=[.B72]+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quality.</text:p>
          </table:table-cell>
          <table:table-cell table:formula="of:=[.B73]+1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74]+1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ook</text:p>
          </table:table-cell>
          <table:table-cell table:formula="of:=[.B75]+1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table:formula="of:=[.B76]+1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table:formula="of:=[.B77]+1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years</text:p>
          </table:table-cell>
          <table:table-cell table:formula="of:=[.B78]+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table:formula="of:=[.B79]+1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80]+1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920,</text:p>
          </table:table-cell>
          <table:table-cell table:formula="of:=[.B81]+1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82]+1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9<text:span text:style-name="T1">th</text:span></text:p>
          </table:table-cell>
          <table:table-cell table:formula="of:=[.B83]+1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table:formula="of:=[.B84]+1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85]+1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assed.</text:p>
          </table:table-cell>
          <table:table-cell table:formula="of:=[.B86]+1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87]+1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9<text:span text:style-name="T1">th</text:span></text:p>
          </table:table-cell>
          <table:table-cell table:formula="of:=[.B88]+1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table:formula="of:=[.B89]+1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gave</text:p>
          </table:table-cell>
          <table:table-cell table:formula="of:=[.B90]+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91]+1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92]+1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formula="of:=[.B93]+1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94]+1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table:formula="of:=[.B95]+1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96]+1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table:formula="of:=[.B97]+1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tate.</text:p>
          </table:table-cell>
          <table:table-cell table:formula="of:=[.B98]+1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99]+1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table:formula="of:=[.B100]+1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101]+1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formula="of:=[.B102]+1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103]+1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table:formula="of:=[.B104]+1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annot</text:p>
          </table:table-cell>
          <table:table-cell table:formula="of:=[.B105]+1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106]+1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table:formula="of:=[.B107]+1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table:formula="of:=[.B108]+1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109]+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gender,</text:p>
          </table:table-cell>
          <table:table-cell table:formula="of:=[.B110]+1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111]+1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112]+1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113]+1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114]+1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table:formula="of:=[.B115]+1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formula="of:=[.B116]+1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ming.</text:p>
          </table:table-cell>
          <table:table-cell table:formula="of:=[.B117]+1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“Womanifesto”</text:p>
          </table:table-cell>
          <table:table-cell table:formula="of:=[.B118]+1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119]+1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848,</text:p>
          </table:table-cell>
          <table:table-cell table:formula="of:=[.B120]+1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121]+1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 table:formula="of:=[.B122]+1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123]+1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women’s</text:p>
          </table:table-cell>
          <table:table-cell table:formula="of:=[.B124]+1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rights</text:p>
          </table:table-cell>
          <table:table-cell table:formula="of:=[.B125]+1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gained</text:p>
          </table:table-cell>
          <table:table-cell table:formula="of:=[.B126]+1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omentum.</text:p>
          </table:table-cell>
          <table:table-cell table:formula="of:=[.B127]+1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128]+1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table:formula="of:=[.B129]+1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formula="of:=[.B130]+1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131]+1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Women’s</text:p>
          </table:table-cell>
          <table:table-cell table:formula="of:=[.B132]+1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ights</text:p>
          </table:table-cell>
          <table:table-cell table:formula="of:=[.B133]+1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convention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135]+1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Seneca</text:p>
          </table:table-cell>
          <table:table-cell table:formula="of:=[.B136]+1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alls,</text:p>
          </table:table-cell>
          <table:table-cell table:formula="of:=[.B137]+1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138]+1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formula="of:=[.B139]+1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[.B140]+1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ork</text:p>
          </table:table-cell>
          <table:table-cell table:formula="of:=[.B141]+1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formula="of:=[.B142]+1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here,</text:p>
          </table:table-cell>
          <table:table-cell table:formula="of:=[.B143]+1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table:formula="of:=[.B144]+1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ady</text:p>
          </table:table-cell>
          <table:table-cell table:formula="of:=[.B145]+1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Stanton</text:p>
          </table:table-cell>
          <table:table-cell table:formula="of:=[.B146]+1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wrote</text:p>
          </table:table-cell>
          <table:table-cell table:formula="of:=[.B147]+1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148]+1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“Womenifesto.”</text:p>
          </table:table-cell>
          <table:table-cell table:formula="of:=[.B149]+1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150]+1"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151]+1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atterned</text:p>
          </table:table-cell>
          <table:table-cell table:formula="of:=[.B152]+1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formula="of:=[.B153]+1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154]+1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[.B155]+1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156]+1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Independence.</text:p>
          </table:table-cell>
          <table:table-cell table:formula="of:=[.B157]+1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158]+1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emanded</text:p>
          </table:table-cell>
          <table:table-cell table:formula="of:=[.B159]+1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table:formula="of:=[.B160]+1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voting</text:p>
          </table:table-cell>
          <table:table-cell table:formula="of:=[.B161]+1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rights,</text:p>
          </table:table-cell>
          <table:table-cell table:formula="of:=[.B162]+1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table:formula="of:=[.B163]+1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known</text:p>
          </table:table-cell>
          <table:table-cell table:formula="of:=[.B164]+1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formula="of:=[.B165]+1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table:formula="of:=[.B166]+1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uffrage.</text:p>
          </table:table-cell>
          <table:table-cell table:formula="of:=[.B167]+1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formula="of:=[.B168]+1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hocked</text:p>
          </table:table-cell>
          <table:table-cell table:formula="of:=[.B169]+1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table:formula="of:=[.B170]+1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tanton’s</text:p>
          </table:table-cell>
          <table:table-cell table:formula="of:=[.B171]+1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upporters.</text:p>
          </table:table-cell>
          <table:table-cell table:formula="of:=[.B172]+1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“I</text:p>
          </table:table-cell>
          <table:table-cell table:formula="of:=[.B173]+1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saw</text:p>
          </table:table-cell>
          <table:table-cell table:formula="of:=[.B174]+1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learly,”</text:p>
          </table:table-cell>
          <table:table-cell table:formula="of:=[.B175]+1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Stanton</text:p>
          </table:table-cell>
          <table:table-cell table:formula="of:=[.B176]+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aid,</text:p>
          </table:table-cell>
          <table:table-cell table:formula="of:=[.B177]+1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“that</text:p>
          </table:table-cell>
          <table:table-cell table:formula="of:=[.B178]+1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179]+1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[.B180]+1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181]+1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formula="of:=[.B182]+1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183]+1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table:formula="of:=[.B184]+1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185]+1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186]+1"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formula="of:=[.B187]+1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table:formula="of:=[.B188]+1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formula="of:=[.B189]+1"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190]+1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formula="of:=[.B191]+1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rights</text:p>
          </table:table-cell>
          <table:table-cell table:formula="of:=[.B192]+1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table:formula="of:=[.B193]+1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194]+1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ecured.”</text:p>
          </table:table-cell>
          <table:table-cell table:formula="of:=[.B195]+1"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table:formula="of:=[.B196]+1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helped</text:p>
          </table:table-cell>
          <table:table-cell table:formula="of:=[.B197]+1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Stanton</text:p>
          </table:table-cell>
          <table:table-cell table:formula="of:=[.B198]+1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fight</text:p>
          </table:table-cell>
          <table:table-cell table:formula="of:=[.B199]+1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200]+1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201]+1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202]+1"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203]+1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ble</text:p>
          </table:table-cell>
          <table:table-cell table:formula="of:=[.B204]+1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205]+1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vote.</text:p>
          </table:table-cell>
          <table:table-cell table:formula="of:=[.B206]+1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207]+1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wasn’t</text:p>
          </table:table-cell>
          <table:table-cell table:formula="of:=[.B208]+1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asy.</text:p>
          </table:table-cell>
          <table:table-cell table:formula="of:=[.B209]+1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210]+1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table:formula="of:=[.B211]+1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212]+1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213]+1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table:formula="of:=[.B214]+1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xperienced</text:p>
          </table:table-cell>
          <table:table-cell table:formula="of:=[.B215]+1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hardship,</text:p>
          </table:table-cell>
          <table:table-cell table:formula="of:=[.B216]+1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table:formula="of:=[.B217]+1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table:formula="of:=[.B218]+1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persevered.</text:p>
          </table:table-cell>
          <table:table-cell table:formula="of:=[.B219]+1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taged</text:p>
          </table:table-cell>
          <table:table-cell table:formula="of:=[.B224]+1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emonstrations</text:p>
          </table:table-cell>
          <table:table-cell table:formula="of:=[.B225]+1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226]+1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pressed</text:p>
          </table:table-cell>
          <table:table-cell table:formula="of:=[.B227]+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table:formula="of:=[.B228]+1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table:formula="of:=[.B229]+1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formula="of:=[.B230]+1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231]+1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tate.</text:p>
          </table:table-cell>
          <table:table-cell table:formula="of:=[.B232]+1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233]+1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1869,</text:p>
          </table:table-cell>
          <table:table-cell table:formula="of:=[.B234]+1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235]+1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table:formula="of:=[.B236]+1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Territory</text:p>
          </table:table-cell>
          <table:table-cell table:formula="of:=[.B237]+1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gave</text:p>
          </table:table-cell>
          <table:table-cell table:formula="of:=[.B238]+1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239]+1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240]+1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vote.</text:p>
          </table:table-cell>
          <table:table-cell table:formula="of:=[.B241]+1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formula="of:=[.B242]+1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243]+1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likely</text:p>
          </table:table-cell>
          <table:table-cell table:formula="of:=[.B244]+1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table:formula="of:=[.B245]+1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table:formula="of:=[.B246]+1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formula="of:=[.B247]+1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table:formula="of:=[.B248]+1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table:formula="of:=[.B249]+1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250]+1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siding</text:p>
          </table:table-cell>
          <table:table-cell table:formula="of:=[.B251]+1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here.</text:p>
          </table:table-cell>
          <table:table-cell table:formula="of:=[.B252]+1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Hence,</text:p>
          </table:table-cell>
          <table:table-cell table:formula="of:=[.B253]+1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table:formula="of:=[.B254]+1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255]+1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256]+1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danger</text:p>
          </table:table-cell>
          <table:table-cell table:formula="of:=[.B257]+1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formula="of:=[.B258]+1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259]+1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table:formula="of:=[.B260]+1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table:formula="of:=[.B261]+1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table:formula="of:=[.B262]+1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formula="of:=[.B263]+1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formula="of:=[.B264]+1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265]+1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formula="of:=[.B266]+1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majority.</text:p>
          </table:table-cell>
          <table:table-cell table:formula="of:=[.B267]+1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1878,</text:p>
          </table:table-cell>
          <table:table-cell table:formula="of:=[.B269]+1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270]+1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onstitutional</text:p>
          </table:table-cell>
          <table:table-cell table:formula="of:=[.B271]+1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table:formula="of:=[.B272]+1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273]+1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table:formula="of:=[.B274]+1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275]+1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ongress.</text:p>
          </table:table-cell>
          <table:table-cell table:formula="of:=[.B276]+1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table:formula="of:=[.B277]+1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years,</text:p>
          </table:table-cell>
          <table:table-cell table:formula="of:=[.B278]+1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279]+1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1887,</text:p>
          </table:table-cell>
          <table:table-cell table:formula="of:=[.B280]+1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281]+1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enate</text:p>
          </table:table-cell>
          <table:table-cell table:formula="of:=[.B282]+1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voted</text:p>
          </table:table-cell>
          <table:table-cell table:formula="of:=[.B283]+1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table:formula="of:=[.B284]+1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it.</text:p>
          </table:table-cell>
          <table:table-cell table:formula="of:=[.B285]+1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Yet</text:p>
          </table:table-cell>
          <table:table-cell table:formula="of:=[.B286]+1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287]+1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women’s</text:p>
          </table:table-cell>
          <table:table-cell table:formula="of:=[.B288]+1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voting</text:p>
          </table:table-cell>
          <table:table-cell table:formula="of:=[.B289]+1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 table:formula="of:=[.B290]+1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291]+1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slowly</text:p>
          </table:table-cell>
          <table:table-cell table:formula="of:=[.B292]+1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gaining</text:p>
          </table:table-cell>
          <table:table-cell table:formula="of:=[.B293]+1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support.</text:p>
          </table:table-cell>
          <table:table-cell table:formula="of:=[.B294]+1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table:formula="of:=[.B295]+1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296]+1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formula="of:=[.B297]+1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graduating</text:p>
          </table:table-cell>
          <table:table-cell table:formula="of:=[.B298]+1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299]+1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 table:formula="of:=[.B300]+1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outside</text:p>
          </table:table-cell>
          <table:table-cell table:formula="of:=[.B301]+1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02]+1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home.</text:p>
          </table:table-cell>
          <table:table-cell table:formula="of:=[.B303]+1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table:formula="of:=[.B304]+1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table:formula="of:=[.B305]+1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began</text:p>
          </table:table-cell>
          <table:table-cell table:formula="of:=[.B306]+1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asking:</text:p>
          </table:table-cell>
          <table:table-cell table:formula="of:=[.B307]+1"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table:formula="of:=[.B308]+1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ouldn’t</text:p>
          </table:table-cell>
          <table:table-cell table:formula="of:=[.B309]+1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310]+1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vote?</text:p>
          </table:table-cell>
          <table:table-cell table:formula="of:=[.B311]+1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Numerous</text:p>
          </table:table-cell>
          <table:table-cell table:formula="of:=[.B312]+1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table:formula="of:=[.B313]+1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formula="of:=[.B314]+1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table:formula="of:=[.B315]+1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316]+1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too.</text:p>
          </table:table-cell>
          <table:table-cell table:formula="of:=[.B317]+1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1918,</text:p>
          </table:table-cell>
          <table:table-cell table:formula="of:=[.B319]+1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table:formula="of:=[.B320]+1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table:formula="of:=[.B321]+1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picketing</text:p>
          </table:table-cell>
          <table:table-cell table:formula="of:=[.B322]+1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323]+1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suffragists,</text:p>
          </table:table-cell>
          <table:table-cell table:formula="of:=[.B324]+1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President</text:p>
          </table:table-cell>
          <table:table-cell table:formula="of:=[.B325]+1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Woodrow</text:p>
          </table:table-cell>
          <table:table-cell table:formula="of:=[.B326]+1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Wilson</text:p>
          </table:table-cell>
          <table:table-cell table:formula="of:=[.B327]+1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decided</text:p>
          </table:table-cell>
          <table:table-cell table:formula="of:=[.B328]+1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329]+1"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table:formula="of:=[.B330]+1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31]+1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amendment.</text:p>
          </table:table-cell>
          <table:table-cell table:formula="of:=[.B332]+1"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33]+1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table:formula="of:=[.B334]+1"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year,</text:p>
          </table:table-cell>
          <table:table-cell table:formula="of:=[.B335]+1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table:formula="of:=[.B336]+1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houses</text:p>
          </table:table-cell>
          <table:table-cell table:formula="of:=[.B337]+1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338]+1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table:formula="of:=[.B339]+1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voted</text:p>
          </table:table-cell>
          <table:table-cell table:formula="of:=[.B340]+1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341]+1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formula="of:=[.B342]+1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43]+1"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Constitution.</text:p>
          </table:table-cell>
          <table:table-cell table:formula="of:=[.B344]+1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Within</text:p>
          </table:table-cell>
          <table:table-cell table:formula="of:=[.B345]+1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346]+1"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table:formula="of:=[.B347]+1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table:formula="of:=[.B348]+1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table:formula="of:=[.B349]+1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350]+1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year,</text:p>
          </table:table-cell>
          <table:table-cell table:formula="of:=[.B351]+1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formula="of:=[.B352]+1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353]+1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54]+1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table:formula="of:=[.B355]+1"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table:formula="of:=[.B356]+1"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states</text:p>
          </table:table-cell>
          <table:table-cell table:formula="of:=[.B357]+1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table:formula="of:=[.B358]+1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voted</text:p>
          </table:table-cell>
          <table:table-cell table:formula="of:=[.B359]+1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360]+1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pprove</text:p>
          </table:table-cell>
          <table:table-cell table:formula="of:=[.B361]+1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62]+1"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amendment.</text:p>
          </table:table-cell>
          <table:table-cell table:formula="of:=[.B363]+1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64]+1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table:formula="of:=[.B365]+1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table:formula="of:=[.B366]+1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367]+1"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Anti-</text:p>
          </table:table-cell>
          <table:table-cell table:formula="of:=[.B368]+1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suffragists</text:p>
          </table:table-cell>
          <table:table-cell table:formula="of:=[.B369]+1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370]+1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371]+1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table:formula="of:=[.B372]+1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373]+1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1920.</text:p>
          </table:table-cell>
          <table:table-cell table:formula="of:=[.B374]+1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table:formula="of:=[.B375]+1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table:formula="of:=[.B376]+1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table:formula="of:=[.B377]+1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calls,</text:p>
          </table:table-cell>
          <table:table-cell table:formula="of:=[.B378]+1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79]+1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table:formula="of:=[.B380]+1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381]+1"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tied,</text:p>
          </table:table-cell>
          <table:table-cell table:formula="of:=[.B382]+1"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48-48.</text:p>
          </table:table-cell>
          <table:table-cell table:formula="of:=[.B383]+1"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table:formula="of:=[.B384]+1"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table:formula="of:=[.B385]+1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Burns,</text:p>
          </table:table-cell>
          <table:table-cell table:formula="of:=[.B386]+1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387]+1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youngest</text:p>
          </table:table-cell>
          <table:table-cell table:formula="of:=[.B388]+1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member,</text:p>
          </table:table-cell>
          <table:table-cell table:formula="of:=[.B389]+1"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switched</text:p>
          </table:table-cell>
          <table:table-cell table:formula="of:=[.B390]+1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sides.</text:p>
          </table:table-cell>
          <table:table-cell table:formula="of:=[.B391]+1"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formula="of:=[.B392]+1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voted</text:p>
          </table:table-cell>
          <table:table-cell table:formula="of:=[.B393]+1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394]+1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approve</text:p>
          </table:table-cell>
          <table:table-cell table:formula="of:=[.B395]+1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table:formula="of:=[.B396]+1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formula="of:=[.B397]+1"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table:formula="of:=[.B398]+1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received</text:p>
          </table:table-cell>
          <table:table-cell table:formula="of:=[.B399]+1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400]+1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table:formula="of:=[.B401]+1"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formula="of:=[.B402]+1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table:formula="of:=[.B403]+1"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mother.</text:p>
          </table:table-cell>
          <table:table-cell table:formula="of:=[.B404]+1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405]+1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table:formula="of:=[.B406]+1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formula="of:=[.B407]+1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“Hurrah</text:p>
          </table:table-cell>
          <table:table-cell table:formula="of:=[.B408]+1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409]+1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table:formula="of:=[.B410]+1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411]+1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suffrage!”</text:p>
          </table:table-cell>
          <table:table-cell table:formula="of:=[.B412]+1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Gradual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formula="of:=[.B414]+1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415]+1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1920,</text:p>
          </table:table-cell>
          <table:table-cell table:formula="of:=[.B416]+1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417]+1"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table:formula="of:=[.B418]+1"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formula="of:=[.B419]+1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table:formula="of:=[.B420]+1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421]+1"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formula="of:=[.B422]+1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423]+1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table:formula="of:=[.B424]+1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425]+1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426]+1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presidential</text:p>
          </table:table-cell>
          <table:table-cell table:formula="of:=[.B427]+1"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election.</text:p>
          </table:table-cell>
          <table:table-cell table:formula="of:=[.B428]+1"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table:formula="of:=[.B429]+1"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newly</text:p>
          </table:table-cell>
          <table:table-cell table:formula="of:=[.B430]+1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enfranchised</text:p>
          </table:table-cell>
          <table:table-cell table:formula="of:=[.B431]+1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432]+1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voted</text:p>
          </table:table-cell>
          <table:table-cell table:formula="of:=[.B433]+1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434]+1"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table:formula="of:=[.B435]+1"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smaller</text:p>
          </table:table-cell>
          <table:table-cell table:formula="of:=[.B436]+1"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table:formula="of:=[.B437]+1"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table:formula="of:=[.B438]+1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men.</text:p>
          </table:table-cell>
          <table:table-cell table:formula="of:=[.B439]+1"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formula="of:=[.B440]+1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ame</text:p>
          </table:table-cell>
          <table:table-cell table:formula="of:=[.B441]+1"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lowly.</text:p>
          </table:table-cell>
          <table:table-cell table:formula="of:=[.B442]+1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443]+1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1972,</text:p>
          </table:table-cell>
          <table:table-cell table:formula="of:=[.B444]+1"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table:formula="of:=[.B445]+1"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passed</text:p>
          </table:table-cell>
          <table:table-cell table:formula="of:=[.B446]+1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formula="of:=[.B447]+1"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table:formula="of:=[.B448]+1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Rights</text:p>
          </table:table-cell>
          <table:table-cell table:formula="of:=[.B449]+1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table:formula="of:=[.B450]+1"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formula="of:=[.B451]+1"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table:formula="of:=[.B452]+1"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453]+1"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table:formula="of:=[.B454]+1"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455]+1"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treat</text:p>
          </table:table-cell>
          <table:table-cell table:formula="of:=[.B456]+1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457]+1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458]+1"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table:formula="of:=[.B459]+1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qually.</text:p>
          </table:table-cell>
          <table:table-cell table:formula="of:=[.B460]+1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461]+1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table:formula="of:=[.B462]+1"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Rights</text:p>
          </table:table-cell>
          <table:table-cell table:formula="of:=[.B463]+1"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table:formula="of:=[.B464]+1"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failed,</text:p>
          </table:table-cell>
          <table:table-cell table:formula="of:=[.B465]+1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though,</text:p>
          </table:table-cell>
          <table:table-cell table:formula="of:=[.B466]+1"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table:formula="of:=[.B467]+1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table:formula="of:=[.B468]+1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table:formula="of:=[.B469]+1"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470]+1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table:formula="of:=[.B471]+1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formula="of:=[.B472]+1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473]+1"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474]+1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table:formula="of:=[.B475]+1"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formula="of:=[.B476]+1"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states.</text:p>
          </table:table-cell>
          <table:table-cell table:formula="of:=[.B477]+1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478]+1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1980,</text:p>
          </table:table-cell>
          <table:table-cell table:formula="of:=[.B479]+1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however,</text:p>
          </table:table-cell>
          <table:table-cell table:formula="of:=[.B480]+1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481]+1"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surpassed</text:p>
          </table:table-cell>
          <table:table-cell table:formula="of:=[.B482]+1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table:formula="of:=[.B483]+1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484]+1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485]+1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formula="of:=[.B486]+1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formula="of:=[.B487]+1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488]+1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turnout</text:p>
          </table:table-cell>
          <table:table-cell table:formula="of:=[.B489]+1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490]+1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491]+1"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presidential</text:p>
          </table:table-cell>
          <table:table-cell table:formula="of:=[.B492]+1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election.</text:p>
          </table:table-cell>
          <table:table-cell table:formula="of:=[.B493]+1"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494]+1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22,</text:p>
          </table:table-cell>
          <table:table-cell table:formula="of:=[.B495]+1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formula="of:=[.B496]+1"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497]+1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table:formula="of:=[.B498]+1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been</text:p>
          </table:table-cell>
          <table:table-cell table:formula="of:=[.B499]+1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governors,</text:p>
          </table:table-cell>
          <table:table-cell table:formula="of:=[.B500]+1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table:formula="of:=[.B501]+1"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502]+1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formula="of:=[.B503]+1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table:formula="of:=[.B504]+1"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505]+1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06]+1"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Congress,</text:p>
          </table:table-cell>
          <table:table-cell table:formula="of:=[.B507]+1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508]+1"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09]+1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formula="of:=[.B510]+1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table:formula="of:=[.B511]+1"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512]+1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serving</text:p>
          </table:table-cell>
          <table:table-cell table:formula="of:=[.B513]+1"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formula="of:=[.B514]+1"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vice</text:p>
          </table:table-cell>
          <table:table-cell table:formula="of:=[.B515]+1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president</text:p>
          </table:table-cell>
          <table:table-cell table:formula="of:=[.B516]+1"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517]+1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18]+1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United</text:p>
          </table:table-cell>
          <table:table-cell table:formula="of:=[.B519]+1"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States.</text:p>
          </table:table-cell>
          <table:table-cell table:formula="of:=[.B520]+1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table:formula="of:=[.B522]+1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formula="of:=[.B523]+1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24]+1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uffragette</text:p>
          </table:table-cell>
          <table:table-cell table:formula="of:=[.B525]+1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movement</text:p>
          </table:table-cell>
          <table:table-cell table:formula="of:=[.B526]+1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527]+1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fought</text:p>
          </table:table-cell>
          <table:table-cell table:formula="of:=[.B528]+1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529]+1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30]+1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table:formula="of:=[.B531]+1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532]+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table:formula="of:=[.B533]+1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“W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formula="of:=[.B535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termined</text:p>
          </table:table-cell>
          <table:table-cell table:formula="of:=[.B536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537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ment</text:p>
          </table:table-cell>
          <table:table-cell table:formula="of:=[.B538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539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bellion.</text:p>
          </table:table-cell>
          <table:table-cell table:formula="of:=[.B540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table:formula="of:=[.B541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formula="of:=[.B542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formula="of:=[.B543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table:formula="of:=[.B544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urselves</text:p>
          </table:table-cell>
          <table:table-cell table:formula="of:=[.B545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 table:formula="of:=[.B546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547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table:formula="of:=[.B548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table:formula="of:=[.B549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550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formula="of:=[.B551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table:formula="of:=[.B552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formula="of:=[.B553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554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table:formula="of:=[.B555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formula="of:=[.B556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presentation.”</text:p>
          </table:table-cell>
          <table:table-cell table:formula="of:=[.B557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lyer</text:p>
          </table:table-cell>
          <table:table-cell table:formula="of:=[.B559]+1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[.B560]+1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table:formula="of:=[.B561]+1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562]+1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suffragists</text:p>
          </table:table-cell>
          <table:table-cell table:formula="of:=[.B563]+1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564]+1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1919</text:p>
          </table:table-cell>
          <table:table-cell table:formula="of:=[.B565]+1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formula="of:=[.B566]+1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table:formula="of:=[.B567]+1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formula="of:=[.B568]+1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table:formula="of:=[.B569]+1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570]+1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71]+1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ineteenth</text:p>
          </table:table-cell>
          <table:table-cell table:formula="of:=[.B572]+1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Amendment.</text:p>
          </table:table-cell>
          <table:table-cell table:formula="of:=[.B573]+1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74]+1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formula="of:=[.B575]+1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formula="of:=[.B576]+1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depicts</text:p>
          </table:table-cell>
          <table:table-cell table:formula="of:=[.B577]+1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hows</text:p>
          </table:table-cell>
          <table:table-cell table:formula="of:=[.B578]+1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79]+1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table:formula="of:=[.B580]+1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levels</text:p>
          </table:table-cell>
          <table:table-cell table:formula="of:=[.B581]+1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formula="of:=[.B582]+1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uffrage</text:p>
          </table:table-cell>
          <table:table-cell table:formula="of:=[.B583]+1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eld</text:p>
          </table:table-cell>
          <table:table-cell table:formula="of:=[.B584]+1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formula="of:=[.B585]+1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586]+1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formula="of:=[.B587]+1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table:formula="of:=[.B588]+1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tates.</text:p>
          </table:table-cell>
          <table:table-cell table:formula="of:=[.B589]+1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uffrage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advocates</text:p>
          </table:table-cell>
          <table:table-cell table:formula="of:=[.B591]+1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threw</text:p>
          </table:table-cell>
          <table:table-cell table:formula="of:=[.B592]+1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formula="of:=[.B593]+1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table:formula="of:=[.B594]+1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formula="of:=[.B595]+1"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formula="of:=[.B596]+1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ouses</text:p>
          </table:table-cell>
          <table:table-cell table:formula="of:=[.B597]+1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picket</text:p>
          </table:table-cell>
          <table:table-cell table:formula="of:=[.B598]+1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protest.</text:p>
          </table:table-cell>
          <table:table-cell table:formula="of:=[.B599]+1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600]+1"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table:formula="of:=[.B601]+1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602]+1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603]+1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table:formula="of:=[.B604]+1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years,</text:p>
          </table:table-cell>
          <table:table-cell table:formula="of:=[.B605]+1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table:formula="of:=[.B606]+1"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table:formula="of:=[.B607]+1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608]+1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week,</text:p>
          </table:table-cell>
          <table:table-cell table:formula="of:=[.B609]+1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table:formula="of:=[.B610]+1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held</text:p>
          </table:table-cell>
          <table:table-cell table:formula="of:=[.B611]+1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formula="of:=[.B612]+1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signs</text:p>
          </table:table-cell>
          <table:table-cell table:formula="of:=[.B613]+1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saying,</text:p>
          </table:table-cell>
          <table:table-cell table:formula="of:=[.B614]+1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“How</text:p>
          </table:table-cell>
          <table:table-cell table:formula="of:=[.B615]+1"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table:formula="of:=[.B616]+1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must</text:p>
          </table:table-cell>
          <table:table-cell table:formula="of:=[.B617]+1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[.B618]+1"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table:formula="of:=[.B619]+1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620]+1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liberty?”</text:p>
          </table:table-cell>
          <table:table-cell table:formula="of:=[.B621]+1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formula="of:=[.B622]+1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“Mr.</text:p>
          </table:table-cell>
          <table:table-cell table:formula="of:=[.B623]+1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President,</text:p>
          </table:table-cell>
          <table:table-cell table:formula="of:=[.B624]+1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table:formula="of:=[.B625]+1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formula="of:=[.B626]+1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table:formula="of:=[.B627]+1"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table:formula="of:=[.B628]+1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formula="of:=[.B629]+1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table:formula="of:=[.B630]+1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uffrage?”</text:p>
          </table:table-cell>
          <table:table-cell table:formula="of:=[.B631]+1" office:value-type="float" office:value="437" calcext:value-type="float">
            <text:p>437</text:p>
          </table:table-cell>
        </table:table-row>
        <table:table-row table:style-name="ro1" table:number-rows-repeated="104794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3:05:23.393747476</meta:creation-date>
    <dc:date>2023-03-13T13:51:58.223366635</dc:date>
    <meta:editing-duration>PT7M53S</meta:editing-duration>
    <meta:editing-cycles>2</meta:editing-cycles>
    <meta:generator>LibreOffice/7.3.6.2$Linux_X86_64 LibreOffice_project/30$Build-2</meta:generator>
    <meta:document-statistic meta:table-count="1" meta:cell-count="1264" meta:object-count="0"/>
  </office:meta>
</office:document-meta>
</file>